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33b0" officeooo:paragraph-rsid="000333b0" style:font-weight-asian="bold" style:font-weight-complex="bold"/>
    </style:style>
    <style:style style:name="P3" style:family="paragraph" style:parent-style-name="Standard">
      <style:text-properties officeooo:paragraph-rsid="00055933"/>
    </style:style>
    <style:style style:name="P4" style:family="paragraph" style:parent-style-name="Standard">
      <style:text-properties fo:color="#00508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55933" officeooo:paragraph-rsid="00055933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5dbfa" officeooo:paragraph-rsid="0005dbfa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6510f" officeooo:paragraph-rsid="0007ace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7aced" officeooo:paragraph-rsid="0007ace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508f" officeooo:paragraph-rsid="0005bd6f"/>
    </style:style>
    <style:style style:name="P10" style:family="paragraph" style:parent-style-name="Standard">
      <style:paragraph-properties fo:text-align="justify" style:justify-single-word="false"/>
      <style:text-properties fo:color="#00508f"/>
    </style:style>
    <style:style style:name="P11" style:family="paragraph" style:parent-style-name="Standard">
      <style:text-properties officeooo:paragraph-rsid="0005dbfa"/>
    </style:style>
    <style:style style:name="P12" style:family="paragraph" style:parent-style-name="Standard">
      <style:text-properties officeooo:paragraph-rsid="0006510f"/>
    </style:style>
    <style:style style:name="P13" style:family="paragraph" style:parent-style-name="Standard">
      <style:paragraph-properties fo:text-align="center" style:justify-single-word="false"/>
      <style:text-properties officeooo:paragraph-rsid="000333b0"/>
    </style:style>
    <style:style style:name="P14" style:family="paragraph" style:parent-style-name="Standard">
      <style:paragraph-properties fo:text-align="center" style:justify-single-word="false"/>
      <style:text-properties fo:color="#51c20e" fo:font-size="14pt" officeooo:paragraph-rsid="0005593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officeooo:paragraph-rsid="0005bd6f"/>
    </style:style>
    <style:style style:name="P16" style:family="paragraph" style:parent-style-name="Standard">
      <style:text-properties officeooo:rsid="0007aced" officeooo:paragraph-rsid="0007aced"/>
    </style:style>
    <style:style style:name="P17" style:family="paragraph" style:parent-style-name="Standard">
      <style:text-properties fo:font-size="12pt" officeooo:paragraph-rsid="000b05a7" style:font-size-asian="12pt" style:font-size-complex="12pt"/>
    </style:style>
    <style:style style:name="P18" style:family="paragraph" style:parent-style-name="Standard">
      <style:text-properties fo:font-size="14pt" officeooo:paragraph-rsid="000b05a7" style:font-size-asian="14pt" style:font-size-complex="14pt"/>
    </style:style>
    <style:style style:name="P19" style:family="paragraph" style:parent-style-name="Standard">
      <style:text-properties officeooo:rsid="000c7fb4" officeooo:paragraph-rsid="00038c0b"/>
    </style:style>
    <style:style style:name="P20" style:family="paragraph" style:parent-style-name="Standard">
      <style:paragraph-properties fo:text-align="center" style:justify-single-word="false"/>
      <style:text-properties fo:color="#51c20e" fo:font-size="14pt" fo:font-style="italic" officeooo:paragraph-rsid="000c7fb4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center" style:justify-single-word="false"/>
      <style:text-properties fo:color="#51c20e" fo:font-size="14pt" fo:font-style="italic" officeooo:rsid="000333b0" officeooo:paragraph-rsid="000c7fb4" style:font-size-asian="14pt" style:font-style-asian="italic" style:font-size-complex="14pt" style:font-style-complex="italic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6510f" officeooo:paragraph-rsid="0006510f"/>
    </style:style>
    <style:style style:name="P23" style:family="paragraph" style:parent-style-name="Standard" style:list-style-name="L3">
      <style:text-properties officeooo:rsid="0006510f" officeooo:paragraph-rsid="0005dbfa"/>
    </style:style>
    <style:style style:name="P24" style:family="paragraph" style:parent-style-name="Standard" style:list-style-name="L2">
      <style:text-properties officeooo:rsid="0006510f" officeooo:paragraph-rsid="0006510f"/>
    </style:style>
    <style:style style:name="P25" style:family="paragraph" style:parent-style-name="Standard" style:list-style-name="L2">
      <style:text-properties officeooo:rsid="0006510f" officeooo:paragraph-rsid="0005dbfa"/>
    </style:style>
    <style:style style:name="P26" style:family="paragraph" style:parent-style-name="Standard" style:list-style-name="L4">
      <style:text-properties officeooo:rsid="0006510f" officeooo:paragraph-rsid="0006510f"/>
    </style:style>
    <style:style style:name="P27" style:family="paragraph" style:parent-style-name="Standard" style:list-style-name="L1">
      <style:text-properties officeooo:rsid="000768c4" officeooo:paragraph-rsid="000768c4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05bd6f" officeooo:paragraph-rsid="000768c4"/>
    </style:style>
    <style:style style:name="P29" style:family="paragraph" style:parent-style-name="Standard" style:list-style-name="L1">
      <style:text-properties officeooo:rsid="0007aced" officeooo:paragraph-rsid="0007aced"/>
    </style:style>
    <style:style style:name="P30" style:family="paragraph" style:parent-style-name="Standard" style:list-style-name="L5">
      <style:text-properties officeooo:rsid="0007aced" officeooo:paragraph-rsid="0007aced"/>
    </style:style>
    <style:style style:name="P31" style:family="paragraph" style:parent-style-name="Standard" style:list-style-name="L2">
      <style:text-properties officeooo:rsid="0005dbfa" officeooo:paragraph-rsid="0005dbfa"/>
    </style:style>
    <style:style style:name="P32" style:family="paragraph" style:parent-style-name="Standard" style:list-style-name="L5">
      <style:text-properties officeooo:rsid="000c7fb4" officeooo:paragraph-rsid="000c7fb4"/>
    </style:style>
    <style:style style:name="P33" style:family="paragraph" style:parent-style-name="Standard" style:list-style-name="L6">
      <style:text-properties fo:color="#000000" fo:font-size="14pt" fo:font-style="normal" style:text-underline-style="none" fo:font-weight="normal" officeooo:rsid="0007aced" officeooo:paragraph-rsid="0007ace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333b0"/>
    </style:style>
    <style:style style:name="T2" style:family="text">
      <style:text-properties officeooo:rsid="00055933"/>
    </style:style>
    <style:style style:name="T3" style:family="text">
      <style:text-properties fo:color="#1b75bc" fo:font-size="36pt" fo:font-weight="bold" officeooo:rsid="00055933" style:font-size-asian="36pt" style:font-weight-asian="bold" style:font-size-complex="36pt" style:font-weight-complex="bold"/>
    </style:style>
    <style:style style:name="T4" style:family="text">
      <style:text-properties fo:color="#1b75bc" fo:font-size="36pt" fo:font-weight="bold" officeooo:rsid="000333b0" style:font-size-asian="36pt" style:font-weight-asian="bold" style:font-size-complex="36pt" style:font-weight-complex="bold"/>
    </style:style>
    <style:style style:name="T5" style:family="text">
      <style:text-properties fo:color="#1b75bc" fo:font-weight="bold" officeooo:rsid="000333b0" style:font-weight-asian="bold" style:font-weight-complex="bold"/>
    </style:style>
    <style:style style:name="T6" style:family="text">
      <style:text-properties fo:color="#1b75bc" fo:font-weight="bold" officeooo:rsid="00055933" style:font-weight-asian="bold" style:font-weight-complex="bold"/>
    </style:style>
    <style:style style:name="T7" style:family="text">
      <style:text-properties fo:color="#ed1c24" fo:font-size="36pt" fo:font-weight="bold" officeooo:rsid="00055933" style:font-size-asian="36pt" style:font-weight-asian="bold" style:font-size-complex="36pt" style:font-weight-complex="bold"/>
    </style:style>
    <style:style style:name="T8" style:family="text">
      <style:text-properties fo:color="#ed1c24" fo:font-weight="bold" officeooo:rsid="00055933" style:font-weight-asian="bold" style:font-weight-complex="bold"/>
    </style:style>
    <style:style style:name="T9" style:family="text">
      <style:text-properties fo:color="#fbc610" fo:font-size="36pt" fo:font-weight="bold" officeooo:rsid="00055933" style:font-size-asian="36pt" style:font-weight-asian="bold" style:font-size-complex="36pt" style:font-weight-complex="bold"/>
    </style:style>
    <style:style style:name="T10" style:family="text">
      <style:text-properties fo:color="#fbc610" fo:font-weight="bold" officeooo:rsid="00055933" style:font-weight-asian="bold" style:font-weight-complex="bold"/>
    </style:style>
    <style:style style:name="T11" style:family="text">
      <style:text-properties officeooo:rsid="0005bd6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333b0" style:font-style-asian="italic" style:font-style-complex="italic"/>
    </style:style>
    <style:style style:name="T14" style:family="text">
      <style:text-properties fo:font-style="italic" officeooo:rsid="000b8efa" style:font-style-asian="italic" style:font-style-complex="italic"/>
    </style:style>
    <style:style style:name="T15" style:family="text">
      <style:text-properties fo:color="#00508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" style:family="text">
      <style:text-properties fo:color="#00508f" fo:font-size="14pt" style:text-underline-style="solid" style:text-underline-width="auto" style:text-underline-color="font-color" fo:font-weight="bold" officeooo:rsid="0006510f" style:font-size-asian="14pt" style:font-weight-asian="bold" style:font-size-complex="14pt" style:font-weight-complex="bold"/>
    </style:style>
    <style:style style:name="T17" style:family="text">
      <style:text-properties fo:color="#00508f" fo:font-size="14pt" style:text-underline-style="solid" style:text-underline-width="auto" style:text-underline-color="font-color" fo:font-weight="bold" officeooo:rsid="00055933" style:font-size-asian="14pt" style:font-weight-asian="bold" style:font-size-complex="14pt" style:font-weight-complex="bold"/>
    </style:style>
    <style:style style:name="T18" style:family="text">
      <style:text-properties fo:color="#00508f" fo:font-size="14pt" style:text-underline-style="solid" style:text-underline-width="auto" style:text-underline-color="font-color" fo:font-weight="bold" officeooo:rsid="0005bd6f" style:font-size-asian="14pt" style:font-weight-asian="bold" style:font-size-complex="14pt" style:font-weight-complex="bold"/>
    </style:style>
    <style:style style:name="T19" style:family="text">
      <style:text-properties fo:color="#000000" fo:font-size="12pt" fo:font-weight="normal" officeooo:rsid="000333b0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055933" style:font-size-asian="12pt" style:font-weight-asian="normal" style:font-size-complex="12pt" style:font-weight-complex="normal"/>
    </style:style>
    <style:style style:name="T21" style:family="text">
      <style:text-properties officeooo:rsid="0006510f"/>
    </style:style>
    <style:style style:name="T22" style:family="text">
      <style:text-properties officeooo:rsid="000768c4"/>
    </style:style>
    <style:style style:name="T23" style:family="text">
      <style:text-properties officeooo:rsid="0007aced"/>
    </style:style>
    <style:style style:name="T24" style:family="text">
      <style:text-properties officeooo:rsid="000a8c69"/>
    </style:style>
    <style:style style:name="T25" style:family="text">
      <style:text-properties officeooo:rsid="000b8efa"/>
    </style:style>
    <style:style style:name="T26" style:family="text">
      <style:text-properties officeooo:rsid="000c7f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G</text:span><text:span text:style-name="T7">o</text:span><text:span text:style-name="T9">o</text:span><text:span text:style-name="T3">g</text:span><text:span text:style-name="T9">l</text:span><text:span text:style-name="T7">e</text:span><text:span text:style-name="T3">r</text:span></text:p>
      <text:p text:style-name="P2"/>
      <text:p text:style-name="P20"><text:span text:style-name="T1">“ We want Google to become the third half of your brain. ” – Sergey Brin</text:span></text:p>
      <text:p text:style-name="P21">“ If it isn’t on Google, it doesn’t exist. ” <text:s/>– Jimmy Wales </text:p>
      <text:p text:style-name="P14"/>
      <text:p text:style-name="P5"/>
      <text:p text:style-name="P3"><text:span text:style-name="T17">A</text:span><text:span text:style-name="T18">bout</text:span></text:p>
      <text:p text:style-name="P19"/>
      <text:p text:style-name="P17"><text:span text:style-name="T2">Parakram-2k18 brings to you </text:span><text:span text:style-name="T5">G</text:span><text:span text:style-name="T8">o</text:span><text:span text:style-name="T10">o</text:span><text:span text:style-name="T6">g</text:span><text:span text:style-name="T10">l</text:span><text:span text:style-name="T8">e</text:span><text:span text:style-name="T6">r</text:span><text:span text:style-name="T2">, a challenge designed to test your art of Gooooooooogling.</text:span></text:p>
      <text:p text:style-name="P18"/>
      <text:p text:style-name="P4">Problem Statement</text:p>
      <text:p text:style-name="P10"/>
      <text:p text:style-name="P15"><text:span text:style-name="T11">You will be given a piece of information in the form of textual or visual content. Your objective is</text:span> to <text:span text:style-name="T11">generate</text:span> <text:span text:style-name="T11">a </text:span><text:span text:style-name="T19">G</text:span><text:span text:style-name="T20">oogle</text:span> search result based on the <text:span text:style-name="T11">given information within the specified time constraint.</text:span></text:p>
      <text:p text:style-name="P9"/>
      <text:p text:style-name="P4">Rounds and <text:span text:style-name="T21">D</text:span>etails</text:p>
      <text:p text:style-name="Standard"/>
      <text:list xml:id="list3510864177" text:style-name="L1">
        <text:list-item>
          <text:p text:style-name="P22">You can form <text:span text:style-name="T12">a team of </text:span><text:span text:style-name="T14">exactly</text:span><text:span text:style-name="T12"> two</text:span> candidates, <text:span text:style-name="T22">and any number of teams can participate</text:span>.</text:p>
        </text:list-item>
        <text:list-item>
          <text:p text:style-name="P27">7 teams will be shortlisted for the final round based on the scores of the shortlisting round.</text:p>
        </text:list-item>
        <text:list-item>
          <text:p text:style-name="P27">All the rounds will be consisting of a set of problems associated with a specified time limit.</text:p>
        </text:list-item>
        <text:list-item>
          <text:p text:style-name="P28">Your task is to generate a<text:span text:style-name="T22">n exact</text:span> Google search result based on the <text:span text:style-name="T23">problem / information.</text:span></text:p>
        </text:list-item>
        <text:list-item>
          <text:p text:style-name="P29">The team which <text:span text:style-name="T24">first </text:span>report<text:span text:style-name="T26">s</text:span> the exact Google search result will be rewarded with points.</text:p>
        </text:list-item>
      </text:list>
      <text:p text:style-name="P1"/>
      <text:p text:style-name="P6">FAQs</text:p>
      <text:p text:style-name="Standard"/>
      <text:list xml:id="list1951952046" text:style-name="L2">
        <text:list-item>
          <text:p text:style-name="P31">Can I particpate as an individual candidate?</text:p>
        </text:list-item>
      </text:list>
      <text:list xml:id="list1668403947" text:style-name="L3">
        <text:list-item>
          <text:p text:style-name="P23"><text:span text:style-name="T25">No</text:span>, you can<text:span text:style-name="T25">not</text:span> participate as an individual candidate. </text:p>
        </text:list-item>
      </text:list>
      <text:p text:style-name="P11"/>
      <text:list xml:id="list215310798020294" text:continue-list="list1951952046" text:style-name="L2">
        <text:list-item>
          <text:p text:style-name="P24">Do I have to arrange for laptop?</text:p>
        </text:list-item>
      </text:list>
      <text:list xml:id="list193576597" text:style-name="L4">
        <text:list-item>
          <text:p text:style-name="P26">Yes, you are required to come with a laptop and an internet connection.</text:p>
        </text:list-item>
      </text:list>
      <text:list xml:id="list215312268454458" text:continue-list="list215310798020294" text:style-name="L2">
        <text:list-header>
          <text:p text:style-name="P25"/>
        </text:list-header>
      </text:list>
      <text:p text:style-name="P12"/>
      <text:p text:style-name="P7">Contact</text:p>
      <text:p text:style-name="P16"/>
      <text:list xml:id="list3729592904" text:style-name="L5">
        <text:list-item>
          <text:p text:style-name="P30">Lakshya<text:tab/> <text:tab/>(9453039032)</text:p>
        </text:list-item>
        <text:list-item>
          <text:p text:style-name="P30">Piyush Mittal<text:tab/> <text:tab/>(8630772617)</text:p>
        </text:list-item>
        <text:list-item>
          <text:p text:style-name="P32">Abhishek Pandey<text:tab/>(9455012989)</text:p>
        </text:list-item>
      </text:list>
      <text:p text:style-name="Standard"/>
      <text:p text:style-name="P16"><text:span text:style-name="T16">P</text:span><text:span text:style-name="T15">rize</text:span></text:p>
      <text:p text:style-name="P8"/>
      <text:list xml:id="list414956800" text:style-name="L6">
        <text:list-item>
          <text:p text:style-name="P33">Winners : <text:tab/>₹ 1000 /–</text:p>
        </text:list-item>
        <text:list-item>
          <text:p text:style-name="P33">Runner-up : ₹ 500 /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33:04.577536025</meta:creation-date>
    <dc:date>2018-02-10T21:53:10.260260197</dc:date>
    <meta:editing-duration>P1DT5H24M32S</meta:editing-duration>
    <meta:editing-cycles>8</meta:editing-cycles>
    <meta:generator>LibreOffice/5.4.2.2$Linux_X86_64 LibreOffice_project/40m0$Build-2</meta:generator>
    <meta:document-statistic meta:table-count="0" meta:image-count="0" meta:object-count="0" meta:page-count="1" meta:paragraph-count="25" meta:word-count="234" meta:character-count="1283" meta:non-whitespace-character-count="1078"/>
  </office:meta>
</office:document-meta>
</file>